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A7000000EC93F80F98AC6C7CFFA.svm" manifest:media-type=""/>
  <manifest:file-entry manifest:full-path="Pictures/1000000000000551000002FD36FAB65697841D5B.png" manifest:media-type="image/png"/>
  <manifest:file-entry manifest:full-path="Pictures/100000000000054F000002F52EB4FB4CF1B03343.png" manifest:media-type="image/png"/>
  <manifest:file-entry manifest:full-path="Pictures/1000000000000551000002FDF14BC70AFA2271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037" officeooo:paragraph-rsid="00097037"/>
    </style:style>
    <style:style style:name="T1" style:family="text">
      <style:text-properties officeooo:rsid="0009c23a"/>
    </style:style>
    <style:style style:name="T2" style:family="text">
      <style:text-properties officeooo:rsid="00118dfb"/>
    </style:style>
    <style:style style:name="T3" style:family="text">
      <style:text-properties officeooo:rsid="001516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3">2</text:span></text:p>
      <text:p text:style-name="P1"/>
      <text:p text:style-name="P1"><draw:frame draw:style-name="fr1" draw:name="Figura1" text:anchor-type="paragraph" svg:width="17cm" svg:height="3.173cm" draw:z-index="0"><draw:image xlink:href="Pictures/2000000900005A7000000EC93F80F98AC6C7CFFA.svm" xlink:type="simple" xlink:show="embed" xlink:actuate="onLoad"/></draw:frame></text:p>
      <text:p text:style-name="P1"><draw:frame draw:style-name="fr1" draw:name="Figura2" text:anchor-type="paragraph" svg:width="17cm" svg:height="9.469cm" draw:z-index="1"><draw:image xlink:href="Pictures/100000000000054F000002F52EB4FB4CF1B03343.png" xlink:type="simple" xlink:show="embed" xlink:actuate="onLoad"/></draw:frame></text:p>
      <text:p text:style-name="P1"><draw:frame draw:style-name="fr1" draw:name="Figura3" text:anchor-type="paragraph" svg:width="17cm" svg:height="9.555cm" draw:z-index="2"><draw:image xlink:href="Pictures/1000000000000551000002FDF14BC70AFA227158.png" xlink:type="simple" xlink:show="embed" xlink:actuate="onLoad"/></draw:frame></text:p>
      <text:p text:style-name="P1"/>
      <text:p text:style-name="P1"><draw:frame draw:style-name="fr2" draw:name="Figura4" text:anchor-type="paragraph" svg:width="17cm" svg:height="9.555cm" draw:z-index="3"><draw:image xlink:href="Pictures/1000000000000551000002FD36FAB65697841D5B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41:40.043000000</meta:creation-date>
    <dc:date>2018-03-02T15:19:43.116000000</dc:date>
    <meta:editing-duration>PT17M22S</meta:editing-duration>
    <meta:editing-cycles>9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1" meta:word-count="1" meta:character-count="7" meta:non-whitespace-character-count="7"/>
  </office:meta>
</office:document-meta>
</file>